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padding-top="0.254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8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 fo:padding-top="0.254cm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808080" draw:marker-start="Arrow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gr14" style:family="graphic" style:parent-style-name="standard">
      <style:graphic-properties svg:stroke-color="#808080" draw:marker-end="" draw:marker-end-width="0.152cm" draw:textarea-horizontal-align="center" draw:textarea-vertical-align="middle"/>
    </style:style>
    <style:style style:name="gr15" style:family="graphic" style:parent-style-name="standard">
      <style:graphic-properties svg:stroke-color="#80808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9" draw:layer="layout" svg:width="0.336cm" svg:height="0.315cm" svg:x="10.674cm" svg:y="13.177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36" draw:layer="layout" svg:width="0.508cm" svg:height="0.249cm" svg:x="2.351cm" svg:y="5.162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46" draw:layer="layout" svg:width="0.508cm" svg:height="0.249cm" svg:x="2.151cm" svg:y="5.163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id="id43" draw:layer="layout" svg:width="0.385cm" svg:height="0.267cm" svg:x="10.673cm" svg:y="10.876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32" draw:layer="layout" svg:width="0.337cm" svg:height="0.318cm" svg:x="3.806cm" svg:y="14.042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45" draw:layer="layout" svg:width="0.38cm" svg:height="0.348cm" svg:x="3.806cm" svg:y="11.642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55cm" svg:height="0.397cm" svg:x="2.139cm" svg:y="11.472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29" draw:layer="layout" svg:width="0.455cm" svg:height="0.397cm" svg:x="2.14cm" svg:y="11.673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4" draw:layer="layout" svg:width="0.455cm" svg:height="0.397cm" svg:x="2.141cm" svg:y="11.874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5" draw:layer="layout" svg:width="0.455cm" svg:height="0.242cm" svg:x="2.142cm" svg:y="12.375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3" draw:layer="layout" svg:width="0.397cm" svg:height="0.373cm" svg:x="2.085cm" svg:y="9.403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52" draw:layer="layout" svg:width="0.397cm" svg:height="0.373cm" svg:x="2.084cm" svg:y="7.201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0" draw:layer="layout" svg:width="0.397cm" svg:height="0.373cm" svg:x="2.085cm" svg:y="7.502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1" draw:layer="layout" svg:width="0.397cm" svg:height="0.373cm" svg:x="2.086cm" svg:y="7.903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37" draw:layer="layout" svg:width="0.38cm" svg:height="0.334cm" svg:x="3.806cm" svg:y="9.342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28" draw:layer="layout" svg:width="0.307cm" svg:height="0.272cm" svg:x="4.499cm" svg:y="5.375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287cm" svg:x="4.499cm" svg:y="5.542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287cm" svg:x="4.499cm" svg:y="5.975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287cm" svg:x="4.499cm" svg:y="6.23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1" draw:id="id53" draw:layer="layout" svg:width="0.397cm" svg:height="0.373cm" svg:x="2.084cm" svg:y="9.002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26" draw:layer="layout" svg:width="0.549cm" svg:height="0.174cm" svg:x="2.701cm" svg:y="4.395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0.313cm" svg:height="0.25cm" svg:x="8.25cm" svg:y="6.273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12" draw:layer="layout" svg:width="0.316cm" svg:height="0.205cm" svg:x="8.162cm" svg:y="5.381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14" draw:layer="layout" svg:width="0.316cm" svg:height="0.206cm" svg:x="7.962cm" svg:y="5.382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1" draw:id="id13" draw:layer="layout" svg:width="0.573cm" svg:height="0.106cm" svg:x="9.373cm" svg:y="3.304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9" draw:layer="layout" svg:width="0.251cm" svg:height="0.047cm" svg:x="3.076cm" svg:y="2.494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id="id6" draw:layer="layout" svg:width="0.218cm" svg:height="0.333cm" svg:x="4.763cm" svg:y="4.084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1" draw:id="id1" draw:layer="layout" svg:width="3.536cm" svg:height="0.807cm" svg:x="4.763cm" svg:y="0.381cm">
          <text:p text:style-name="P2"><text:span text:style-name="T1">Parse argum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4.211cm" svg:height="0.807cm" svg:x="4.426cm" svg:y="1.615cm">
          <text:p text:style-name="P2"><text:span text:style-name="T1">Setup Grid Environ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3.536cm" svg:height="0.807cm" svg:x="4.763cm" svg:y="2.849cm">
          <text:p text:style-name="P2"><text:span text:style-name="T1">Create work di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3.536cm" svg:height="0.807cm" svg:x="4.763cm" svg:y="4.083cm">
          <text:p text:style-name="P2"><text:span text:style-name="T1">Initialize config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7" draw:layer="layout" svg:width="2.776cm" svg:height="1.016cm" svg:x="1.171cm" svg:y="0.794cm">
          <text:p text:style-name="P2"><text:span text:style-name="T1">Glidein</text:span></text:p>
          <text:p text:style-name="P2"><text:span text:style-name="T1">descrip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id="id8" draw:layer="layout" svg:width="2.455cm" svg:height="1.016cm" svg:x="9.271cm" svg:y="0.694cm">
          <text:p text:style-name="P2"><text:span text:style-name="T1">Startup</text:span></text:p>
          <text:p text:style-name="P2"><text:span text:style-name="T1">directo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id="id5" draw:layer="layout" svg:width="2.455cm" svg:height="1.016cm" svg:x="0.871cm" svg:y="2.494cm">
          <text:p text:style-name="P2"><text:span text:style-name="T1">Parameter</text:span></text:p>
          <text:p text:style-name="P2"><text:span text:style-name="T1">valu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id="id11" draw:layer="layout" svg:width="2.455cm" svg:height="1.016cm" svg:x="9.371cm" svg:y="3.594cm">
          <text:p text:style-name="P2"><text:span text:style-name="T1">Entry</text:span></text:p>
          <text:p text:style-name="P2"><text:span text:style-name="T1">signa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id="id10" draw:layer="layout" svg:width="2.455cm" svg:height="1.016cm" svg:x="9.372cm" svg:y="2.394cm">
          <text:p text:style-name="P2"><text:span text:style-name="T1">Global</text:span></text:p>
          <text:p text:style-name="P2"><text:span text:style-name="T1">signa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3" draw:layer="layout" draw:type="line" svg:x1="6.531cm" svg:y1="1.188cm" svg:x2="6.531cm" svg:y2="1.615cm" draw:start-shape="id1" draw:end-shape="id2" svg:d="m6531 1188v427">
          <text:p text:style-name="P6"/>
        </draw:connector>
        <draw:connector draw:style-name="gr6" draw:text-style-name="P3" draw:layer="layout" draw:type="line" svg:x1="6.531cm" svg:y1="2.422cm" svg:x2="6.531cm" svg:y2="2.849cm" draw:start-shape="id2" draw:start-glue-point="2" draw:end-shape="id3" svg:d="m6531 2422v427">
          <text:p text:style-name="P6"/>
        </draw:connector>
        <draw:connector draw:style-name="gr6" draw:text-style-name="P3" draw:layer="layout" draw:type="line" svg:x1="6.531cm" svg:y1="3.656cm" svg:x2="6.531cm" svg:y2="4.083cm" draw:start-shape="id3" draw:start-glue-point="2" draw:end-shape="id4" svg:d="m6531 3656v427">
          <text:p text:style-name="P6"/>
        </draw:connector>
        <draw:connector draw:style-name="gr7" draw:text-style-name="P3" draw:layer="layout" draw:type="line" svg:x1="3.075cm" svg:y1="3.001cm" svg:x2="4.763cm" svg:y2="4.25cm" draw:start-shape="id5" draw:start-glue-point="9" draw:end-shape="id6" draw:end-glue-point="3" svg:d="m3075 3001 1688 1249">
          <text:p text:style-name="P6"/>
        </draw:connector>
        <draw:connector draw:style-name="gr7" draw:text-style-name="P3" draw:layer="layout" draw:type="line" svg:x1="3.663cm" svg:y1="1.301cm" svg:x2="4.872cm" svg:y2="4.084cm" draw:start-shape="id7" draw:start-glue-point="9" draw:end-shape="id6" draw:end-glue-point="0" svg:d="m3663 1301 1209 2783">
          <text:p text:style-name="P6"/>
        </draw:connector>
        <draw:connector draw:style-name="gr7" draw:text-style-name="P3" draw:layer="layout" draw:type="line" svg:x1="10.247cm" svg:y1="1.708cm" svg:x2="8.299cm" svg:y2="3.252cm" draw:start-shape="id8" draw:start-glue-point="7" draw:end-shape="id3" svg:d="m10247 1708-1948 1544">
          <text:p text:style-name="P6"/>
        </draw:connector>
        <draw:connector draw:style-name="gr8" draw:text-style-name="P3" draw:layer="layout" draw:type="line" svg:x1="8.299cm" svg:y1="0.784cm" svg:x2="9.515cm" svg:y2="1.201cm" draw:start-shape="id1" draw:start-glue-point="1" draw:end-shape="id8" draw:end-glue-point="6" svg:d="m8299 784 1216 417">
          <text:p text:style-name="P6"/>
        </draw:connector>
        <draw:connector draw:style-name="gr8" draw:text-style-name="P3" draw:layer="layout" draw:type="line" svg:x1="4.763cm" svg:y1="0.784cm" svg:x2="3.663cm" svg:y2="1.301cm" draw:start-shape="id1" draw:start-glue-point="3" draw:end-shape="id7" draw:end-glue-point="9" svg:d="m4763 784-1100 517">
          <text:p text:style-name="P6"/>
        </draw:connector>
        <draw:connector draw:style-name="gr8" draw:text-style-name="P3" draw:id="id25" draw:layer="layout" draw:type="line" svg:x1="4.764cm" svg:y1="0.784cm" svg:x2="3.201cm" svg:y2="2.494cm" draw:end-shape="id9" draw:end-glue-point="5" svg:d="m4764 784-1563 1710">
          <text:p text:style-name="P6"/>
        </draw:connector>
        <draw:connector draw:style-name="gr8" draw:text-style-name="P3" draw:layer="layout" draw:type="line" svg:x1="8.299cm" svg:y1="0.784cm" svg:x2="9.616cm" svg:y2="2.901cm" draw:start-shape="id1" draw:start-glue-point="1" draw:end-shape="id10" draw:end-glue-point="6" svg:d="m8299 784 1317 2117">
          <text:p text:style-name="P6"/>
        </draw:connector>
        <draw:connector draw:style-name="gr8" draw:text-style-name="P3" draw:layer="layout" draw:type="line" svg:x1="8.299cm" svg:y1="0.784cm" svg:x2="9.615cm" svg:y2="4.101cm" draw:start-shape="id1" draw:start-glue-point="1" draw:end-shape="id11" draw:end-glue-point="6" svg:d="m8299 784 1316 3317">
          <text:p text:style-name="P6"/>
        </draw:connector>
        <draw:connector draw:style-name="gr7" draw:text-style-name="P3" draw:layer="layout" draw:type="line" svg:x1="10.347cm" svg:y1="4.608cm" svg:x2="8.32cm" svg:y2="5.381cm" draw:start-shape="id11" draw:start-glue-point="7" draw:end-shape="id12" draw:end-glue-point="0" svg:d="m10347 4608-2027 773">
          <text:p text:style-name="P6"/>
        </draw:connector>
        <draw:connector draw:style-name="gr7" draw:text-style-name="P3" draw:layer="layout" draw:type="line" svg:x1="9.6cm" svg:y1="3.41cm" svg:x2="8.12cm" svg:y2="5.382cm" draw:start-shape="id13" draw:start-glue-point="7" draw:end-shape="id14" draw:end-glue-point="0" svg:d="m9600 3410-1480 1972">
          <text:p text:style-name="P6"/>
        </draw:connector>
        <draw:custom-shape draw:style-name="gr5" draw:text-style-name="P1" draw:id="id27" draw:layer="layout" svg:width="2.577cm" svg:height="1.016cm" svg:x="0.672cm" svg:y="4.395cm">
          <text:p text:style-name="P2"><text:span text:style-name="T1">Web/Squid</text:span></text:p>
          <text:p text:style-name="P2"><text:span text:style-name="T1">base UR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draw:layer="layout" svg:width="1.933cm" svg:height="1.415cm" svg:x="0.547cm" svg:y="7.2cm">
          <text:p text:style-name="P2"><text:span text:style-name="T1">Global</text:span></text:p>
          <text:p text:style-name="P2"><text:span text:style-name="T1">signature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3" draw:layer="layout" svg:x1="5.316cm" svg:y1="9.341cm" svg:x2="8.547cm" svg:y2="9.125cm" draw:start-shape="id15" draw:end-shape="id16" svg:d="m5316 9341v-716h3231v500">
          <text:p text:style-name="P6"/>
        </draw:connector>
        <draw:line draw:style-name="gr7" draw:text-style-name="P3" draw:layer="layout" svg:x1="10.663cm" svg:y1="8.829cm" svg:x2="9.167cm" svg:y2="9.478cm">
          <text:p text:style-name="P6"/>
        </draw:line>
        <draw:connector draw:style-name="gr6" draw:text-style-name="P3" draw:layer="layout" draw:type="line" svg:x1="6.531cm" svg:y1="4.89cm" svg:x2="6.531cm" svg:y2="5.375cm" draw:start-shape="id4" draw:start-glue-point="2" draw:end-shape="id17" draw:end-glue-point="0" svg:d="m6531 4890v485">
          <text:p text:style-name="P6"/>
        </draw:connector>
        <draw:custom-shape draw:style-name="gr9" draw:text-style-name="P1" draw:id="id44" draw:layer="layout" svg:width="1.933cm" svg:height="1.415cm" svg:x="0.66cm" svg:y="11.471cm">
          <text:p text:style-name="P2"><text:span text:style-name="T1">Config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5" draw:id="id16" draw:layer="layout" svg:width="2.387cm" svg:height="1.498cm" svg:x="7.354cm" svg:y="9.125cm">
          <text:p text:style-name="P4"><text:span text:style-name="T2">Foreach</text:span></text:p>
          <text:p text:style-name="P4"><text:span text:style-name="T2">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id="id15" draw:layer="layout" svg:width="3.023cm" svg:height="1.067cm" svg:x="3.805cm" svg:y="9.341cm">
          <text:p text:style-name="P2"><text:span text:style-name="T1">Download and</text:span></text:p>
          <text:p text:style-name="P2"><text:span text:style-name="T1">process fil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354cm" svg:y1="9.874cm" svg:x2="6.828cm" svg:y2="9.874cm" draw:start-shape="id16" draw:end-shape="id15" svg:d="m7354 9874h-526">
          <text:p text:style-name="P6"/>
        </draw:connector>
        <draw:connector draw:style-name="gr6" draw:text-style-name="P3" draw:layer="layout" draw:line-skew="-0.037cm" svg:x1="7.802cm" svg:y1="8.085cm" svg:x2="9.741cm" svg:y2="9.873cm" draw:start-shape="id18" draw:start-glue-point="1" draw:end-shape="id16" draw:end-glue-point="7" svg:d="m7802 8085h2402v1788h-463">
          <text:p text:style-name="P6"/>
        </draw:connector>
        <draw:connector draw:style-name="gr6" draw:text-style-name="P3" draw:layer="layout" draw:line-skew="-2.594cm" svg:x1="8.547cm" svg:y1="10.623cm" svg:x2="9.741cm" svg:y2="12.173cm" draw:start-shape="id16" draw:start-glue-point="6" draw:end-shape="id19" draw:end-glue-point="7" svg:d="m8547 10623v207h1694v1343h-500">
          <text:p text:style-name="P6"/>
        </draw:connector>
        <draw:connector draw:style-name="gr6" draw:text-style-name="P3" draw:layer="layout" svg:x1="5.316cm" svg:y1="11.641cm" svg:x2="8.547cm" svg:y2="11.425cm" draw:start-shape="id20" draw:end-shape="id19" svg:d="m5316 11641v-716h3231v500">
          <text:p text:style-name="P6"/>
        </draw:connector>
        <draw:custom-shape draw:style-name="gr10" draw:text-style-name="P5" draw:id="id19" draw:layer="layout" svg:width="2.387cm" svg:height="1.498cm" svg:x="7.354cm" svg:y="11.425cm">
          <text:p text:style-name="P4"><text:span text:style-name="T2">Foreach</text:span></text:p>
          <text:p text:style-name="P4"><text:span text:style-name="T2">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id="id20" draw:layer="layout" svg:width="3.023cm" svg:height="1.067cm" svg:x="3.805cm" svg:y="11.641cm">
          <text:p text:style-name="P2"><text:span text:style-name="T1">Download and</text:span></text:p>
          <text:p text:style-name="P2"><text:span text:style-name="T1">process fil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354cm" svg:y1="12.174cm" svg:x2="6.828cm" svg:y2="12.174cm" draw:start-shape="id19" draw:end-shape="id20" svg:d="m7354 12174h-526">
          <text:p text:style-name="P6"/>
        </draw:connector>
        <draw:connector draw:style-name="gr6" draw:text-style-name="P3" draw:layer="layout" svg:x1="5.316cm" svg:y1="14.041cm" svg:x2="8.562cm" svg:y2="13.825cm" draw:start-shape="id21" draw:end-shape="id22" svg:d="m5316 14041v-716h3246v500">
          <text:p text:style-name="P6"/>
        </draw:connector>
        <draw:custom-shape draw:style-name="gr10" draw:text-style-name="P5" draw:id="id22" draw:layer="layout" svg:width="2.387cm" svg:height="1.498cm" svg:x="7.369cm" svg:y="13.825cm">
          <text:p text:style-name="P4"><text:span text:style-name="T2">Foreach</text:span></text:p>
          <text:p text:style-name="P4"><text:span text:style-name="T2">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id="id21" draw:layer="layout" svg:width="3.023cm" svg:height="1.067cm" svg:x="3.805cm" svg:y="14.041cm">
          <text:p text:style-name="P2"><text:span text:style-name="T1">Download and</text:span></text:p>
          <text:p text:style-name="P2"><text:span text:style-name="T1">process fil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369cm" svg:y1="14.574cm" svg:x2="6.828cm" svg:y2="14.574cm" draw:start-shape="id22" draw:end-shape="id21" draw:end-glue-point="1" svg:d="m7369 14574h-541">
          <text:p text:style-name="P6"/>
        </draw:connector>
        <draw:connector draw:style-name="gr6" draw:text-style-name="P3" draw:layer="layout" draw:line-skew="-2.629cm" svg:x1="8.547cm" svg:y1="12.923cm" svg:x2="9.756cm" svg:y2="14.573cm" draw:start-shape="id19" draw:start-glue-point="6" draw:end-shape="id22" draw:end-glue-point="7" svg:d="m8547 12923v272h1709v1378h-500">
          <text:p text:style-name="P6"/>
        </draw:connector>
        <draw:custom-shape draw:style-name="gr9" draw:text-style-name="P1" draw:id="id41" draw:layer="layout" svg:width="1.466cm" svg:height="1.23cm" svg:x="10.673cm" svg:y="8.276cm">
          <text:p text:style-name="P2"><text:span text:style-name="T1">Global</text:span></text:p>
          <text:p text:style-name="P2"><text:span text:style-name="T1">file li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466cm" svg:height="1.23cm" svg:x="10.673cm" svg:y="10.876cm">
          <text:p text:style-name="P2"><text:span text:style-name="T1">Entry</text:span></text:p>
          <text:p text:style-name="P2"><text:span text:style-name="T1">file li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739cm" svg:height="1.311cm" svg:x="10.673cm" svg:y="13.176cm">
          <text:p text:style-name="P2"><text:span text:style-name="T1">Post-entry</text:span></text:p>
          <text:p text:style-name="P2"><text:span text:style-name="T1">file li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" draw:text-style-name="P3" draw:layer="layout" svg:x1="10.663cm" svg:y1="13.531cm" svg:x2="9.167cm" svg:y2="14.18cm">
          <text:p text:style-name="P6"/>
        </draw:line>
        <draw:frame draw:style-name="gr11" draw:text-style-name="P7" draw:layer="layout" svg:width="1.543cm" svg:height="0.645cm" svg:x="8.7cm" svg:y="10.352cm">
          <draw:text-box>
            <text:p text:style-name="P6"><text:span text:style-name="T1">Finally</text:span></text:p>
          </draw:text-box>
        </draw:frame>
        <draw:frame draw:style-name="gr11" draw:text-style-name="P7" draw:layer="layout" svg:width="1.543cm" svg:height="0.645cm" svg:x="8.701cm" svg:y="12.653cm">
          <draw:text-box>
            <text:p text:style-name="P6"><text:span text:style-name="T1">Finally</text:span></text:p>
          </draw:text-box>
        </draw:frame>
        <draw:frame draw:style-name="gr11" draw:text-style-name="P7" draw:layer="layout" svg:width="1.543cm" svg:height="0.645cm" svg:x="8.502cm" svg:y="15.154cm">
          <draw:text-box>
            <text:p text:style-name="P6"><text:span text:style-name="T1">Finally</text:span></text:p>
          </draw:text-box>
        </draw:frame>
        <draw:custom-shape draw:style-name="gr4" draw:text-style-name="P1" draw:id="id23" draw:layer="layout" svg:width="4.092cm" svg:height="0.807cm" svg:x="6.516cm" svg:y="15.884cm">
          <text:p text:style-name="P2"><text:span text:style-name="T1">Config and start Cond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24" draw:layer="layout" svg:width="2.54cm" svg:height="0.813cm" svg:x="7.292cm" svg:y="17.182cm">
          <text:p text:style-name="P2"><text:span text:style-name="T1">Cleanup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562cm" svg:y1="16.691cm" svg:x2="8.562cm" svg:y2="17.182cm" draw:start-shape="id23" draw:start-glue-point="2" draw:end-shape="id24" draw:end-glue-point="0" svg:d="m8562 16691v491">
          <text:p text:style-name="P6"/>
        </draw:connector>
        <draw:connector draw:style-name="gr8" draw:text-style-name="P3" draw:layer="layout" draw:type="line" svg:x1="4.764cm" svg:y1="0.784cm" svg:x2="3.029cm" svg:y2="4.395cm" draw:start-shape="id25" draw:start-glue-point="2" draw:end-shape="id26" draw:end-glue-point="4" svg:d="m4764 784-1735 3611">
          <text:p text:style-name="P6"/>
        </draw:connector>
        <draw:connector draw:style-name="gr7" draw:text-style-name="P3" draw:layer="layout" draw:type="line" svg:x1="2.985cm" svg:y1="4.902cm" svg:x2="4.652cm" svg:y2="5.375cm" draw:start-shape="id27" draw:start-glue-point="9" draw:end-shape="id28" draw:end-glue-point="0" svg:d="m2985 4902 1667 473">
          <text:p text:style-name="P6"/>
        </draw:connector>
        <draw:connector draw:style-name="gr12" draw:text-style-name="P3" draw:layer="layout" draw:type="line" svg:x1="2.595cm" svg:y1="11.87cm" svg:x2="3.805cm" svg:y2="9.874cm" draw:start-shape="id29" draw:start-glue-point="7" draw:end-shape="id15" draw:end-glue-point="3" svg:d="m2595 11870 1210-1996">
          <text:p text:style-name="P6"/>
        </draw:connector>
        <draw:connector draw:style-name="gr13" draw:text-style-name="P3" draw:layer="layout" draw:type="line" svg:x1="2.48cm" svg:y1="7.687cm" svg:x2="3.805cm" svg:y2="9.874cm" draw:start-shape="id30" draw:start-glue-point="7" draw:end-shape="id15" draw:end-glue-point="3" svg:d="m2480 7687 1325 2187">
          <text:p text:style-name="P6"/>
        </draw:connector>
        <draw:connector draw:style-name="gr13" draw:text-style-name="P3" draw:layer="layout" draw:type="line" svg:x1="2.483cm" svg:y1="8.089cm" svg:x2="3.806cm" svg:y2="14.201cm" draw:start-shape="id31" draw:end-shape="id32" svg:d="m2483 8089 1323 6112">
          <text:p text:style-name="P6"/>
        </draw:connector>
        <draw:connector draw:style-name="gr13" draw:text-style-name="P3" draw:layer="layout" draw:type="line" svg:x1="2.48cm" svg:y1="9.588cm" svg:x2="3.805cm" svg:y2="12.174cm" draw:start-shape="id33" draw:start-glue-point="7" draw:end-shape="id20" draw:end-glue-point="3" svg:d="m2480 9588 1325 2586">
          <text:p text:style-name="P6"/>
        </draw:connector>
        <draw:connector draw:style-name="gr12" draw:text-style-name="P3" draw:layer="layout" draw:type="line" svg:x1="2.596cm" svg:y1="12.071cm" svg:x2="3.805cm" svg:y2="12.174cm" draw:start-shape="id34" draw:start-glue-point="7" draw:end-shape="id20" draw:end-glue-point="3" svg:d="m2596 12071 1209 103">
          <text:p text:style-name="P6"/>
        </draw:connector>
        <draw:connector draw:style-name="gr12" draw:text-style-name="P3" draw:layer="layout" draw:type="line" svg:x1="2.369cm" svg:y1="12.602cm" svg:x2="3.805cm" svg:y2="14.574cm" draw:start-shape="id35" draw:start-glue-point="6" draw:end-shape="id21" svg:d="m2369 12602 1436 1972">
          <text:p text:style-name="P6"/>
        </draw:connector>
        <draw:connector draw:style-name="gr7" draw:text-style-name="P3" draw:layer="layout" draw:type="line" svg:x1="2.807cm" svg:y1="5.285cm" svg:x2="3.996cm" svg:y2="9.342cm" draw:start-shape="id36" draw:start-glue-point="9" draw:end-shape="id37" draw:end-glue-point="0" svg:d="m2807 5285 1189 4057">
          <text:p text:style-name="P6"/>
        </draw:connector>
        <draw:connector draw:style-name="gr14" draw:text-style-name="P3" draw:id="id50" draw:layer="layout" draw:type="line" svg:x1="4.764cm" svg:y1="4.486cm" svg:x2="0.381cm" svg:y2="7.129cm" svg:d="m4764 4486-4383 2643">
          <text:p text:style-name="P6"/>
        </draw:connector>
        <draw:connector draw:style-name="gr13" draw:text-style-name="P3" draw:layer="layout" draw:type="curve" draw:line-skew="0.929cm" svg:x1="7.802cm" svg:y1="7.801cm" svg:x2="10.674cm" svg:y2="13.333cm" draw:start-shape="id38" draw:start-glue-point="1" draw:end-shape="id39" draw:end-glue-point="5" svg:d="m7802 7801c3547 0 2112 5532 2872 5532">
          <text:p text:style-name="P6"/>
        </draw:connector>
        <draw:custom-shape draw:style-name="gr3" draw:text-style-name="P1" draw:layer="layout" svg:width="0.299cm" svg:height="0.16cm" svg:x="8.264cm" svg:y="5.45cm">
          <text:p text:style-name="P6"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7.802cm" svg:y1="7.429cm" svg:x2="11.405cm" svg:y2="8.276cm" draw:start-shape="id40" draw:start-glue-point="1" draw:end-shape="id41" draw:end-glue-point="4" svg:d="m7802 7429h3603v847">
          <text:p text:style-name="P6"/>
        </draw:connector>
        <draw:custom-shape draw:style-name="gr3" draw:text-style-name="P1" draw:layer="layout" svg:width="0.299cm" svg:height="0.16cm" svg:x="8.265cm" svg:y="5.624cm">
          <text:p text:style-name="P6"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curve" draw:line-skew="0.924cm" svg:x1="7.802cm" svg:y1="7.6cm" svg:x2="10.673cm" svg:y2="11.008cm" draw:start-shape="id42" draw:start-glue-point="1" draw:end-shape="id43" draw:end-glue-point="5" svg:d="m7802 7600c3538 0 2103 3408 2871 3408">
          <text:p text:style-name="P6"/>
        </draw:connector>
        <draw:custom-shape draw:style-name="gr1" draw:text-style-name="P1" draw:layer="layout" svg:width="0.59cm" svg:height="0.482cm" svg:x="4.118cm" svg:y="10.86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" draw:text-style-name="P3" draw:layer="layout" svg:x1="10.663cm" svg:y1="11.131cm" svg:x2="9.167cm" svg:y2="11.78cm">
          <text:p text:style-name="P6"/>
        </draw:line>
        <draw:line draw:style-name="gr13" draw:text-style-name="P3" draw:layer="layout" svg:x1="4.397cm" svg:y1="10.438cm" svg:x2="4.397cm" svg:y2="10.833cm">
          <text:p text:style-name="P6"/>
        </draw:line>
        <draw:custom-shape draw:style-name="gr1" draw:text-style-name="P1" draw:layer="layout" svg:width="0.59cm" svg:height="0.482cm" svg:x="4.118cm" svg:y="13.16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3" draw:text-style-name="P3" draw:layer="layout" svg:x1="4.397cm" svg:y1="12.738cm" svg:x2="4.397cm" svg:y2="13.133cm">
          <text:p text:style-name="P6"/>
        </draw:line>
        <draw:connector draw:style-name="gr6" draw:text-style-name="P3" draw:layer="layout" draw:type="line" svg:x1="8.562cm" svg:y1="15.323cm" svg:x2="8.562cm" svg:y2="15.884cm" draw:start-shape="id22" draw:start-glue-point="6" draw:end-shape="id23" draw:end-glue-point="0" svg:d="m8562 15323v561">
          <text:p text:style-name="P6"/>
        </draw:connector>
        <draw:connector draw:style-name="gr13" draw:text-style-name="P3" draw:layer="layout" svg:x1="1.626cm" svg:y1="12.801cm" svg:x2="6.516cm" svg:y2="16.287cm" draw:start-shape="id44" draw:start-glue-point="6" draw:end-shape="id23" draw:end-glue-point="3" svg:d="m1626 12801v3486h4890">
          <text:p text:style-name="P6"/>
        </draw:connector>
        <draw:connector draw:style-name="gr7" draw:text-style-name="P3" draw:layer="layout" draw:type="line" svg:x1="2.604cm" svg:y1="5.41cm" svg:x2="3.996cm" svg:y2="11.642cm" draw:start-shape="id36" draw:start-glue-point="8" draw:end-shape="id45" draw:end-glue-point="0" svg:d="m2604 5410 1392 6232">
          <text:p text:style-name="P6"/>
        </draw:connector>
        <draw:connector draw:style-name="gr7" draw:text-style-name="P3" draw:layer="layout" draw:type="line" svg:x1="2.404cm" svg:y1="5.411cm" svg:x2="3.974cm" svg:y2="14.042cm" draw:start-shape="id46" draw:start-glue-point="8" draw:end-shape="id32" draw:end-glue-point="0" svg:d="m2404 5411 1570 8631">
          <text:p text:style-name="P6"/>
        </draw:connector>
        <draw:custom-shape draw:style-name="gr1" draw:text-style-name="P1" draw:layer="layout" svg:width="0.59cm" svg:height="0.482cm" svg:x="4.118cm" svg:y="15.56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3" draw:text-style-name="P3" draw:layer="layout" svg:x1="4.397cm" svg:y1="15.138cm" svg:x2="4.397cm" svg:y2="15.533cm">
          <text:p text:style-name="P6"/>
        </draw:line>
        <draw:line draw:style-name="gr13" draw:text-style-name="P3" draw:layer="layout" svg:x1="4.779cm" svg:y1="15.764cm" svg:x2="6.429cm" svg:y2="16.112cm">
          <text:p text:style-name="P6"/>
        </draw:line>
        <draw:connector draw:style-name="gr7" draw:text-style-name="P3" draw:layer="layout" draw:type="line" svg:x1="3.664cm" svg:y1="1.302cm" svg:x2="4.753cm" svg:y2="5.376cm" draw:end-shape="id47" draw:end-glue-point="0" svg:d="m3664 1302 1089 4074">
          <text:p text:style-name="P6"/>
        </draw:connector>
        <draw:custom-shape draw:style-name="gr3" draw:text-style-name="P1" draw:id="id47" draw:layer="layout" svg:width="0.307cm" svg:height="0.272cm" svg:x="4.6cm" svg:y="5.376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1" draw:id="id17" draw:layer="layout" svg:width="4.064cm" svg:height="1.148cm" svg:x="4.499cm" svg:y="5.375cm">
          <text:p text:style-name="P2"><text:span text:style-name="T1">Get signatures</text:span></text:p>
          <text:p text:style-name="P2"><text:span text:style-name="T1">and file inf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48" draw:layer="layout" svg:width="2.455cm" svg:height="1.016cm" svg:x="9.372cm" svg:y="5.994cm">
          <text:p text:style-name="P2"><text:span text:style-name="T1">File</text:span></text:p>
          <text:p text:style-name="P2"><text:span text:style-name="T1">Inf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3" draw:layer="layout" draw:type="line" svg:x1="8.563cm" svg:y1="5.949cm" svg:x2="9.616cm" svg:y2="6.501cm" draw:start-shape="id17" draw:end-shape="id48" draw:end-glue-point="6" svg:d="m8563 5949 1053 552">
          <text:p text:style-name="P6"/>
        </draw:connector>
        <draw:connector draw:style-name="gr6" draw:text-style-name="P3" draw:layer="layout" draw:type="line" svg:x1="6.531cm" svg:y1="6.523cm" svg:x2="6.532cm" svg:y2="7.076cm" draw:start-shape="id17" draw:start-glue-point="2" draw:end-shape="id49" draw:end-glue-point="0" svg:d="m6531 6523 1 553">
          <text:p text:style-name="P6"/>
        </draw:connector>
        <draw:line draw:style-name="gr7" draw:text-style-name="P3" draw:layer="layout" svg:x1="7.73cm" svg:y1="9.584cm" svg:x2="6.924cm" svg:y2="9.584cm">
          <text:p text:style-name="P6"/>
        </draw:line>
        <draw:line draw:style-name="gr7" draw:text-style-name="P3" draw:layer="layout" svg:x1="7.73cm" svg:y1="11.884cm" svg:x2="6.924cm" svg:y2="11.884cm">
          <text:p text:style-name="P6"/>
        </draw:line>
        <draw:line draw:style-name="gr7" draw:text-style-name="P3" draw:layer="layout" svg:x1="7.73cm" svg:y1="14.284cm" svg:x2="6.924cm" svg:y2="14.284cm">
          <text:p text:style-name="P6"/>
        </draw:line>
        <draw:connector draw:style-name="gr15" draw:text-style-name="P3" draw:id="id51" draw:layer="layout" draw:type="line" svg:x1="0.381cm" svg:y1="7.129cm" svg:x2="0.381cm" svg:y2="10.867cm" draw:start-shape="id50" draw:start-glue-point="3" svg:d="m381 7129v3738">
          <text:p text:style-name="P6"/>
        </draw:connector>
        <draw:connector draw:style-name="gr13" draw:text-style-name="P3" draw:layer="layout" draw:type="line" svg:x1="0.381cm" svg:y1="10.867cm" svg:x2="1.626cm" svg:y2="11.471cm" draw:start-shape="id51" draw:start-glue-point="3" draw:end-shape="id44" draw:end-glue-point="4" svg:d="m381 10867 1245 604">
          <text:p text:style-name="P6"/>
        </draw:connector>
        <draw:connector draw:style-name="gr13" draw:text-style-name="P3" draw:layer="layout" draw:type="line" svg:x1="4.499cm" svg:y1="5.949cm" svg:x2="2.479cm" svg:y2="7.386cm" draw:start-shape="id17" draw:start-glue-point="3" draw:end-shape="id52" draw:end-glue-point="7" svg:d="m4499 5949-2020 1437">
          <text:p text:style-name="P6"/>
        </draw:connector>
        <draw:connector draw:style-name="gr13" draw:text-style-name="P3" draw:layer="layout" draw:type="line" svg:x1="4.486cm" svg:y1="6.249cm" svg:x2="2.479cm" svg:y2="9.187cm" draw:end-shape="id53" draw:end-glue-point="7" svg:d="m4486 6249-2007 2938">
          <text:p text:style-name="P6"/>
        </draw:connector>
        <draw:connector draw:style-name="gr7" draw:text-style-name="P3" draw:layer="layout" draw:type="line" svg:x1="9.616cm" svg:y1="6.501cm" svg:x2="7.803cm" svg:y2="7.229cm" draw:start-shape="id48" draw:start-glue-point="6" draw:end-shape="id54" draw:end-glue-point="1" svg:d="m9616 6501-1813 728">
          <text:p text:style-name="P6"/>
        </draw:connector>
        <draw:custom-shape draw:style-name="gr3" draw:text-style-name="P1" draw:id="id18" draw:layer="layout" svg:width="0.196cm" svg:height="0.247cm" svg:x="7.606cm" svg:y="7.962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97cm" svg:height="0.203cm" svg:x="7.551cm" svg:y="7.282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40" draw:layer="layout" svg:width="0.187cm" svg:height="0.158cm" svg:x="7.615cm" svg:y="7.35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42" draw:layer="layout" svg:width="0.186cm" svg:height="0.157cm" svg:x="7.616cm" svg:y="7.522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38" draw:layer="layout" svg:width="0.186cm" svg:height="0.157cm" svg:x="7.616cm" svg:y="7.723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54" draw:layer="layout" svg:width="0.187cm" svg:height="0.158cm" svg:x="7.616cm" svg:y="7.15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2.808cm" svg:y1="5.286cm" svg:x2="5.262cm" svg:y2="7.642cm" draw:end-shape="id49" svg:d="m2808 5286 2454 2356">
          <text:p text:style-name="P6"/>
        </draw:connector>
        <draw:connector draw:style-name="gr13" draw:text-style-name="P3" draw:layer="layout" draw:type="line" svg:x1="2.481cm" svg:y1="7.688cm" svg:x2="5.262cm" svg:y2="7.642cm" draw:end-shape="id49" draw:end-glue-point="3" svg:d="m2481 7688 2781-46">
          <text:p text:style-name="P6"/>
        </draw:connector>
        <draw:connector draw:style-name="gr13" draw:text-style-name="P3" draw:layer="layout" draw:type="line" svg:x1="2.48cm" svg:y1="9.488cm" svg:x2="5.262cm" svg:y2="7.743cm" draw:start-shape="id55" draw:start-glue-point="7" draw:end-shape="id56" draw:end-glue-point="3" svg:d="m2480 9488 2782-1745">
          <text:p text:style-name="P6"/>
        </draw:connector>
        <draw:custom-shape draw:style-name="gr1" draw:text-style-name="P1" draw:id="id55" draw:layer="layout" svg:width="0.397cm" svg:height="0.373cm" svg:x="2.085cm" svg:y="9.303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933cm" svg:height="1.415cm" svg:x="0.547cm" svg:y="9.001cm">
          <text:p text:style-name="P2"><text:span text:style-name="T1">Entry</text:span></text:p>
          <text:p text:style-name="P2"><text:span text:style-name="T1">signature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id="id56" draw:layer="layout" svg:width="0.379cm" svg:height="0.422cm" svg:x="5.262cm" svg:y="7.532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49" draw:layer="layout" svg:width="2.54cm" svg:height="1.133cm" svg:x="5.262cm" svg:y="7.076cm">
          <text:p text:style-name="P2"><text:span text:style-name="T1">Download</text:span></text:p>
          <text:p text:style-name="P2"><text:span text:style-name="T1">list fil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802cm" fo:page-height="18.36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8T12:09:24</meta:creation-date>
    <dc:creator>Igor Sfiligoi</dc:creator>
    <dc:date>2008-10-10T14:31:14</dc:date>
    <meta:editing-cycles>8</meta:editing-cycles>
    <meta:editing-duration>PT4H54M17S</meta:editing-duration>
    <meta:user-defined meta:name="Info 1"/>
    <meta:user-defined meta:name="Info 2"/>
    <meta:user-defined meta:name="Info 3"/>
    <meta:user-defined meta:name="Info 4"/>
    <meta:document-statistic meta:object-count="133"/>
  </office:meta>
</office:document-meta>
</file>